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17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7Z65"/>SURAT KEPUTUSAN</text:p>
      <text:p text:style-name="P9">No. / 422 / 454 /Adm.Sek</text:p>
      <text:p text:style-name="P10"/>
      <text:p text:style-name="P11">Berdasarkan :</text:p>
      <text:list xml:id="list362983338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ERLY NUR ISNAENI</text:span></text:p>
      <text:p text:style-name="P13"><text:span text:style-name="T2"><text:tab/><text:tab/>Tempat, Tanggal Lahir<text:tab/>: Serang, 08-03-2001</text:span></text:p>
      <text:p text:style-name="P13"><text:span text:style-name="T2"><text:tab/><text:tab/>NISN<text:tab/><text:tab/><text:tab/><text:tab/>: 0018578693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7Z6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7Z6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7Z65"/><text:bookmark-end text:name="_Hlk481362583MailMergeMark2020-05-06T03:21:47Z6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13.272253587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8" meta:character-count="10685" meta:non-whitespace-character-count="935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